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0098"/>
    </style:style>
    <style:style style:name="P2" style:family="paragraph" style:parent-style-name="Standard">
      <style:text-properties officeooo:paragraph-rsid="00083838"/>
    </style:style>
    <style:style style:name="P3" style:family="paragraph" style:parent-style-name="Text_20_body">
      <style:text-properties officeooo:paragraph-rsid="00080098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4pt" officeooo:rsid="000694a2" style:font-size-asian="14pt" style:font-size-complex="14pt"/>
    </style:style>
    <style:style style:name="P6" style:family="paragraph" style:parent-style-name="Standard" style:list-style-name="L1">
      <style:text-properties officeooo:paragraph-rsid="00080098"/>
    </style:style>
    <style:style style:name="P7" style:family="paragraph" style:parent-style-name="Standard" style:list-style-name="L1">
      <style:text-properties officeooo:paragraph-rsid="0008ef23"/>
    </style:style>
    <style:style style:name="P8" style:family="paragraph" style:parent-style-name="Standard" style:list-style-name="L2">
      <style:text-properties officeooo:paragraph-rsid="00080098"/>
    </style:style>
    <style:style style:name="P9" style:family="paragraph" style:parent-style-name="Standard" style:list-style-name="L3">
      <style:text-properties officeooo:paragraph-rsid="00083838"/>
    </style:style>
    <style:style style:name="P10" style:family="paragraph" style:parent-style-name="Standard" style:list-style-name="L4">
      <style:text-properties officeooo:paragraph-rsid="00083838"/>
    </style:style>
    <style:style style:name="P11" style:family="paragraph" style:parent-style-name="Text_20_body" style:list-style-name="L2">
      <style:text-properties officeooo:paragraph-rsid="00080098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694a2" style:font-size-asian="14pt" style:font-size-complex="14pt"/>
    </style:style>
    <style:style style:name="T4" style:family="text">
      <style:text-properties fo:font-size="14pt" officeooo:rsid="00080098" style:font-size-asian="14pt" style:font-size-complex="14pt"/>
    </style:style>
    <style:style style:name="T5" style:family="text">
      <style:text-properties fo:font-size="14pt" fo:font-weight="normal" officeooo:rsid="00080098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0694a2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083838" style:font-size-asian="14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694a2" style:font-size-asian="14pt" style:font-weight-asian="bold" style:font-size-complex="14pt" style:font-weight-complex="bold"/>
    </style:style>
    <style:style style:name="T10" style:family="text">
      <style:text-properties fo:font-size="12pt" fo:font-weight="normal" officeooo:rsid="00080098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83838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64in" fo:text-indent="-0.25in" fo:margin-left="1.776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64in" fo:text-indent="-0.25in" fo:margin-left="2.026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64in" fo:text-indent="-0.25in" fo:margin-left="2.276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64in" fo:text-indent="-0.25in" fo:margin-left="2.526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64in" fo:text-indent="-0.25in" fo:margin-left="2.77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264in" fo:text-indent="-0.25in" fo:margin-left="3.026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4in" fo:text-indent="-0.25in" fo:margin-left="3.276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64in" fo:text-indent="-0.25in" fo:margin-left="3.526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64in" fo:text-indent="-0.25in" fo:margin-left="3.776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64in" fo:text-indent="-0.25in" fo:margin-left="4.0264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665in" fo:text-indent="-0.25in" fo:margin-left="2.3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165in" fo:text-indent="-0.25in" fo:margin-left="2.6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665in" fo:text-indent="-0.25in" fo:margin-left="2.8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165in" fo:text-indent="-0.25in" fo:margin-left="3.1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665in" fo:text-indent="-0.25in" fo:margin-left="3.3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6165in" fo:text-indent="-0.25in" fo:margin-left="3.6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665in" fo:text-indent="-0.25in" fo:margin-left="3.8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1165in" fo:text-indent="-0.25in" fo:margin-left="4.1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3665in" fo:text-indent="-0.25in" fo:margin-left="4.3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6165in" fo:text-indent="-0.25in" fo:margin-left="4.616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2">Hill Climbing</text:span></text:span><text:span text:style-name="T1"> </text:span><text:span text:style-name="T2">is heuristic search used for mathematical optimization problems in the field of Artificial Intelligence.</text:span></text:p>
      <text:p text:style-name="P4"/>
      <text:p text:style-name="P1"><text:span text:style-name="Strong_20_Emphasis"><text:span text:style-name="T2">Features of Hill Climbing:</text:span></text:span></text:p>
      <text:p text:style-name="P1"><text:span text:style-name="Strong_20_Emphasis"><text:span text:style-name="T2"><text:s/></text:span></text:span></text:p>
      <text:p text:style-name="Standard"><text:span text:style-name="Strong_20_Emphasis"><text:span text:style-name="T2"><text:tab/></text:span></text:span><text:span text:style-name="T2">1. </text:span><text:span text:style-name="T8">Variant of generate and test algorithm :</text:span><text:span text:style-name="T2"> It is a variant of generate and test algorithm. The generate and test algorithm is as follows :</text:span></text:p>
      <text:p text:style-name="Standard"/>
      <text:p text:style-name="Standard"><text:tab/><text:tab/><text:span text:style-name="T2">1. Generate a possible solutions.<text:line-break/> <text:tab/><text:tab/>2. Test to see if this is the expected solution.<text:line-break/><text:tab/><text:tab/>3. If the solution has been found quit else go to step 1.</text:span></text:p>
      <text:p text:style-name="Standard"/>
      <text:p text:style-name="Standard"><text:span text:style-name="Strong_20_Emphasis"><text:span text:style-name="T3"><text:tab/></text:span></text:span><text:span text:style-name="T3">2.</text:span><text:span text:style-name="T9"> </text:span><text:span text:style-name="Strong_20_Emphasis"><text:span text:style-name="T9">Uses the Greedy approach</text:span></text:span><text:span text:style-name="T9"> </text:span><text:span text:style-name="T3">At any point in state space, the search moves in that direction only which optimizes the cost of function with the hope of finding the optimal solution at the end.</text:span></text:p>
      <text:p text:style-name="P5"/>
      <text:p text:style-name="P5"/>
      <text:p text:style-name="Standard"><text:span text:style-name="Strong_20_Emphasis"><text:span text:style-name="T3">Types of Hill Climbing: </text:span></text:span></text:p>
      <text:p text:style-name="Standard"><text:span text:style-name="Strong_20_Emphasis"><text:span text:style-name="T3"/></text:span></text:p>
      <text:list xml:id="list189865999" text:style-name="L1">
        <text:list-item>
          <text:p text:style-name="P6"><text:span text:style-name="Strong_20_Emphasis"><text:span text:style-name="T3">Simple Hill climbing : </text:span></text:span><text:span text:style-name="Strong_20_Emphasis"><text:span text:style-name="T6">It examines the neighboring nodes one by one and selects the first neighboring node which optimizes the current cost as next node.</text:span></text:span></text:p>
        </text:list-item>
      </text:list>
      <text:p text:style-name="P1"><text:span text:style-name="Strong_20_Emphasis"><text:span text:style-name="T6"><text:tab/><text:tab/></text:span></text:span></text:p>
      <text:p text:style-name="P1"><text:span text:style-name="Strong_20_Emphasis"><text:span text:style-name="T6"><text:tab/><text:tab/></text:span></text:span><text:span text:style-name="Strong_20_Emphasis"><text:span text:style-name="T3">Algorithm for Simple Hill climbing</text:span></text:span><text:span text:style-name="Strong_20_Emphasis"><text:span text:style-name="T6"> :</text:span></text:span></text:p>
      <text:list xml:id="list3218905716" text:style-name="L2">
        <text:list-item>
          <text:p text:style-name="P8"><text:span text:style-name="Strong_20_Emphasis"><text:span text:style-name="T6">Evaluate the initial state. If it is a goal state then stop and return success. Otherwise, make initial state as current state.</text:span></text:span></text:p>
        </text:list-item>
        <text:list-item>
          <text:p text:style-name="P8"><text:span text:style-name="Strong_20_Emphasis"><text:span text:style-name="T6">Loop until the solution state is found or there are no new operators present which can be applied to current state.</text:span></text:span></text:p>
          <text:p text:style-name="P11"><text:span text:style-name="Strong_20_Emphasis"><text:span text:style-name="T6">a) Select a state that has not been yet applied to the current state and apply it to produce a new state.</text:span></text:span></text:p>
        </text:list-item>
      </text:list>
      <text:p text:style-name="P3"><text:tab/><text:tab/><text:tab/><text:span text:style-name="T2">b) Perform these to evaluate new state</text:span><text:line-break/><text:tab/><text:tab/><text:tab/>    i. <text:s/>If the current state is a goal state, then stop and return success.<text:line-break/><text:tab/><text:tab/><text:tab/>    ii. If it is better than the current state, then make it current state and proceed <text:tab/><text:tab/><text:tab/> <text:s text:c="7"/>further.<text:line-break/><text:tab/><text:tab/><text:tab/>    Iii. If it is not better than the current state, then continue in the loop until a <text:s text:c="17"/><text:tab/><text:tab/> <text:s text:c="19"/>solution is found.</text:p>
      <text:p text:style-name="P1"><text:span text:style-name="Strong_20_Emphasis"><text:span text:style-name="T5"><text:tab/><text:tab/> <text:s text:c="4"/></text:span></text:span><text:span text:style-name="Strong_20_Emphasis"><text:span text:style-name="T10">3. <text:s/></text:span></text:span><text:span text:style-name="Strong_20_Emphasis"><text:span text:style-name="T5">Exit.</text:span></text:span></text:p>
      <text:p text:style-name="P1"><text:span text:style-name="Strong_20_Emphasis"><text:span text:style-name="T6"/></text:span></text:p>
      <text:list xml:id="list230102973005442" text:continue-list="list189865999" text:style-name="L1">
        <text:list-item>
          <text:p text:style-name="P6"><text:span text:style-name="Strong_20_Emphasis"><text:span text:style-name="T4">Steepest-Ascent Hill climbing : </text:span></text:span><text:span text:style-name="Strong_20_Emphasis"><text:span text:style-name="T5">It first examines all the neighboring nodes and then selects the node closest to the solution state as next node.</text:span></text:span></text:p>
        </text:list-item>
      </text:list>
      <text:p text:style-name="P1"><text:span text:style-name="Strong_20_Emphasis"><text:span text:style-name="T5"/></text:span></text:p>
      <text:list xml:id="list23010232466915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pan text:style-name="Strong_20_Emphasis"><text:span text:style-name="T3">Algorithm for </text:span></text:span><text:span text:style-name="Strong_20_Emphasis"><text:span text:style-name="T4">Steepest-Ascent </text:span></text:span><text:span text:style-name="Strong_20_Emphasis"><text:span text:style-name="T3">Hill climbing</text:span></text:span><text:span text:style-name="Strong_20_Emphasis"><text:span text:style-name="T6"> :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42191612" text:style-name="L3">
        <text:list-item>
          <text:p text:style-name="P9"><text:span text:style-name="Strong_20_Emphasis"><text:span text:style-name="T5">Evaluate the initial state. If it is goal state then exit else make the current state <text:tab/>as initial state.</text:span></text:span></text:p>
        </text:list-item>
        <text:list-item>
          <text:p text:style-name="P9"><text:span text:style-name="Strong_20_Emphasis"><text:span text:style-name="T5">Repeat these steps until a solution is found or current state does not change.</text:span></text:span></text:p>
        </text:list-item>
      </text:list>
      <text:list xml:id="list2924555052" text:style-name="L4">
        <text:list-item>
          <text:p text:style-name="P10"><text:span text:style-name="Strong_20_Emphasis"><text:span text:style-name="T5">Let ‘target’ be a state such that any successor of the current state will be better than it;</text:span></text:span></text:p>
        </text:list-item>
        <text:list-item>
          <text:p text:style-name="P10"><text:soft-page-break/><text:span text:style-name="Strong_20_Emphasis"><text:span text:style-name="T5">or each operator that applies to the current state.</text:span></text:span></text:p>
          <text:p text:style-name="P10"><text:span text:style-name="Strong_20_Emphasis"><text:span text:style-name="T5"><text:s/>a. apply the new operator and create a new state<text:line-break/> b. evaluate the new state<text:line-break/> c. if this state is goal state then quit else compare with ‘target’<text:line-break/> d. if this state is better than ‘target’, set this state as ‘target’<text:line-break/> e. if target is better than current state set current state to Target.</text:span></text:span></text:p>
        </text:list-item>
      </text:list>
      <text:p text:style-name="P2"><text:span text:style-name="Strong_20_Emphasis"><text:span text:style-name="T5"><text:s text:c="28"/></text:span></text:span><text:span text:style-name="Strong_20_Emphasis"><text:span text:style-name="T10"><text:s text:c="3"/></text:span></text:span><text:span text:style-name="Strong_20_Emphasis"><text:span text:style-name="T11">3. </text:span></text:span><text:span text:style-name="Strong_20_Emphasis"><text:span text:style-name="T7">Exit</text:span></text:span></text:p>
      <text:p text:style-name="P2"><text:span text:style-name="Strong_20_Emphasis"><text:span text:style-name="T7"/></text:span></text:p>
      <text:p text:style-name="P1"><text:span text:style-name="Strong_20_Emphasis"><text:span text:style-name="T5"/></text:span></text:p>
      <text:list xml:id="list230102601591233" text:continue-list="list230102324669150" text:style-name="L1">
        <text:list-item>
          <text:p text:style-name="P6"><text:span text:style-name="Strong_20_Emphasis"><text:span text:style-name="T4">Stochastic hill climbing : </text:span></text:span><text:span text:style-name="Strong_20_Emphasis"><text:span text:style-name="T5">It does not examine all the neighboring nodes before deciding which node to select .It just selects a neighboring node at random, and decides (based on the amount of improvement in that neighbor) whether to move to that neighbor or to examine another. </text:span></text:span></text:p>
          <text:p text:style-name="P6"><text:span text:style-name="Strong_20_Emphasis"><text:span text:style-name="T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22:23:40.120431174</meta:creation-date>
    <dc:date>2018-06-29T23:00:58.758074417</dc:date>
    <meta:editing-duration>PT11M13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25" meta:word-count="475" meta:character-count="2717" meta:non-whitespace-character-count="2140"/>
  </office:meta>
</office:document-meta>
</file>